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break-before="column" style:shadow="none"/>
      <style:text-properties style:font-name="Liberation Serif" fo:font-size="11pt" officeooo:paragraph-rsid="00157aba" style:font-size-asian="11pt" style:font-size-complex="11pt"/>
    </style:style>
    <style:style style:name="P2" style:family="paragraph" style:parent-style-name="Text_20_body">
      <style:paragraph-properties fo:break-before="column" style:shadow="none"/>
      <style:text-properties style:font-name="Liberation Serif" fo:font-size="11pt" officeooo:paragraph-rsid="003e3b80" style:font-size-asian="11pt" style:font-size-complex="11pt"/>
    </style:style>
    <style:style style:name="P3" style:family="paragraph" style:parent-style-name="Text_20_body">
      <style:paragraph-properties fo:break-before="column" style:shadow="none"/>
      <style:text-properties style:font-name="Liberation Serif" fo:font-size="11pt" fo:font-weight="normal" officeooo:rsid="0013f2a7" officeooo:paragraph-rsid="00157aba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Liberation Serif" fo:font-weight="bold" officeooo:rsid="0013f2a7" officeooo:paragraph-rsid="00157aba" style:font-weight-asian="bold" style:font-weight-complex="bold"/>
    </style:style>
    <style:style style:name="P5" style:family="paragraph" style:parent-style-name="Text_20_body">
      <style:paragraph-properties fo:margin-left="0in" fo:margin-right="0in" fo:text-indent="0in" style:auto-text-indent="false" style:shadow="none"/>
      <style:text-properties style:font-name="Liberation Serif" officeooo:paragraph-rsid="0017273a"/>
    </style:style>
    <style:style style:name="P6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Liberation Serif" officeooo:rsid="0013f2a7" officeooo:paragraph-rsid="00157aba"/>
    </style:style>
    <style:style style:name="P7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Liberation Serif" officeooo:rsid="0013f2a7" officeooo:paragraph-rsid="003e3b80"/>
    </style:style>
    <style:style style:name="P8" style:family="paragraph" style:parent-style-name="Text_20_body">
      <style:paragraph-properties style:shadow="none"/>
      <style:text-properties fo:color="#666666" style:font-name="Liberation Serif" fo:font-weight="bold" officeooo:rsid="0013023f" officeooo:paragraph-rsid="0013023f" style:font-weight-asian="bold" style:font-weight-complex="bold"/>
    </style:style>
    <style:style style:name="P9" style:family="paragraph" style:parent-style-name="Text_20_body">
      <style:paragraph-properties style:shadow="none"/>
      <style:text-properties fo:color="#666666" style:font-name="Liberation Serif" fo:font-weight="bold" officeooo:rsid="0013023f" officeooo:paragraph-rsid="002a7cd0" style:font-weight-asian="bold" style:font-weight-complex="bold"/>
    </style:style>
    <style:style style:name="P10" style:family="paragraph" style:parent-style-name="Text_20_body">
      <style:paragraph-properties fo:margin-top="0in" fo:margin-bottom="0.0575in" loext:contextual-spacing="false" fo:line-height="100%" style:shadow="none"/>
      <style:text-properties fo:color="#666666" style:font-name="Liberation Serif" fo:font-weight="bold" officeooo:rsid="0013023f" officeooo:paragraph-rsid="0028fe55" style:font-weight-asian="bold" style:font-weight-complex="bold"/>
    </style:style>
    <style:style style:name="P11" style:family="paragraph" style:parent-style-name="Text_20_body">
      <style:paragraph-properties fo:margin-top="0in" fo:margin-bottom="0.0575in" loext:contextual-spacing="false" fo:line-height="100%" style:shadow="none"/>
      <style:text-properties fo:color="#666666" style:font-name="Liberation Serif" fo:font-weight="bold" officeooo:rsid="0028fe55" officeooo:paragraph-rsid="0028fe55" style:font-weight-asian="bold" style:font-weight-complex="bold"/>
    </style:style>
    <style:style style:name="P12" style:family="paragraph" style:parent-style-name="Standard" style:list-style-name="L1">
      <style:paragraph-properties style:shadow="none"/>
      <style:text-properties style:font-name="Liberation Serif" fo:font-size="11pt" fo:font-weight="normal" officeooo:rsid="0013f2a7" officeooo:paragraph-rsid="003e7dc0" style:font-size-asian="11pt" style:font-weight-asian="normal" style:font-size-complex="11pt" style:font-weight-complex="normal"/>
    </style:style>
    <style:style style:name="P13" style:family="paragraph" style:parent-style-name="Standard" style:list-style-name="L1">
      <style:paragraph-properties style:shadow="none"/>
      <style:text-properties style:font-name="Liberation Serif" fo:font-size="11pt" fo:font-weight="normal" officeooo:rsid="003e7dc0" officeooo:paragraph-rsid="003e7dc0" style:font-size-asian="11pt" style:font-weight-asian="normal" style:font-size-complex="11pt" style:font-weight-complex="normal"/>
    </style:style>
    <style:style style:name="P14" style:family="paragraph" style:parent-style-name="Heading_20_1">
      <style:paragraph-properties style:shadow="none"/>
      <style:text-properties style:font-name="Liberation Serif" officeooo:rsid="00240e5b"/>
    </style:style>
    <style:style style:name="P15" style:family="paragraph" style:parent-style-name="Text_20_body">
      <style:paragraph-properties fo:margin-top="0in" fo:margin-bottom="0.0575in" loext:contextual-spacing="false" fo:line-height="100%" style:shadow="none"/>
      <style:text-properties fo:color="#666666" style:font-name="Liberation Serif" fo:font-weight="bold" officeooo:rsid="0028fe55" officeooo:paragraph-rsid="0028fe55" style:font-weight-asian="bold" style:font-weight-complex="bold"/>
    </style:style>
    <style:style style:name="P16" style:family="paragraph" style:parent-style-name="Text_20_body" style:list-style-name="L1">
      <style:paragraph-properties style:shadow="none"/>
      <style:text-properties style:font-name="Liberation Serif" fo:font-size="11pt" fo:font-weight="normal" officeooo:rsid="00352b35" officeooo:paragraph-rsid="0013f2a7" style:font-size-asian="11pt" style:font-weight-asian="normal" style:font-size-complex="11pt" style:font-weight-complex="normal"/>
    </style:style>
    <style:style style:name="P17" style:family="paragraph" style:parent-style-name="Text_20_body" style:list-style-name="L1">
      <style:paragraph-properties style:shadow="none"/>
      <style:text-properties style:font-name="Liberation Serif" fo:font-size="11pt" fo:font-weight="normal" officeooo:rsid="0013f2a7" officeooo:paragraph-rsid="00157aba" style:font-size-asian="11pt" style:font-weight-asian="normal" style:font-size-complex="11pt" style:font-weight-complex="normal"/>
    </style:style>
    <style:style style:name="P18" style:family="paragraph" style:parent-style-name="Text_20_body" style:list-style-name="L1">
      <style:paragraph-properties style:shadow="none"/>
      <style:text-properties style:font-name="Liberation Serif" fo:font-size="11pt" fo:font-weight="normal" officeooo:rsid="003b60c4" officeooo:paragraph-rsid="003b60c4" style:font-size-asian="11pt" style:font-weight-asian="normal" style:font-size-complex="11pt" style:font-weight-complex="normal"/>
    </style:style>
    <style:style style:name="P19" style:family="paragraph" style:parent-style-name="Text_20_body" style:list-style-name="L2">
      <style:paragraph-properties style:shadow="none"/>
      <style:text-properties style:font-name="Liberation Serif" fo:font-size="11pt" officeooo:rsid="0045643d" officeooo:paragraph-rsid="0045643d" style:font-size-asian="11pt" style:font-size-complex="11pt"/>
    </style:style>
    <style:style style:name="P20" style:family="paragraph" style:parent-style-name="Text_20_body" style:list-style-name="L2">
      <style:paragraph-properties style:shadow="none"/>
      <style:text-properties style:font-name="Liberation Serif" fo:font-size="11pt" officeooo:rsid="0052ed67" officeooo:paragraph-rsid="0052ed67" style:font-size-asian="11pt" style:font-size-complex="11pt"/>
    </style:style>
    <style:style style:name="P21" style:family="paragraph" style:parent-style-name="Text_20_body" style:list-style-name="L2">
      <style:paragraph-properties style:shadow="none"/>
      <style:text-properties style:font-name="Liberation Serif" fo:font-size="11pt" officeooo:rsid="004868d2" officeooo:paragraph-rsid="004868d2" style:font-size-asian="11pt" style:font-size-complex="11pt"/>
    </style:style>
    <style:style style:name="P22" style:family="paragraph" style:parent-style-name="Text_20_body" style:list-style-name="L2">
      <style:paragraph-properties style:shadow="none"/>
      <style:text-properties style:font-name="Liberation Serif" fo:font-size="11pt" officeooo:rsid="0048e24c" officeooo:paragraph-rsid="0048e24c" style:font-size-asian="11pt" style:font-size-complex="11pt"/>
    </style:style>
    <style:style style:name="P23" style:family="paragraph" style:parent-style-name="Text_20_body" style:list-style-name="L2">
      <style:paragraph-properties style:shadow="none"/>
      <style:text-properties style:font-name="Liberation Serif" fo:font-size="11pt" officeooo:rsid="00495820" officeooo:paragraph-rsid="00495820" style:font-size-asian="11pt" style:font-size-complex="11pt"/>
    </style:style>
    <style:style style:name="P24" style:family="paragraph" style:parent-style-name="Heading_20_3">
      <style:paragraph-properties fo:break-before="column" fo:padding="0.0201in" fo:border-left="none" fo:border-right="none" fo:border-top="0.06pt solid #000000" fo:border-bottom="0.06pt solid #000000" style:shadow="none"/>
    </style:style>
    <style:style style:name="P25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20bee8" officeooo:paragraph-rsid="0020bee8"/>
    </style:style>
    <style:style style:name="P26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paragraph-rsid="0045643d"/>
    </style:style>
    <style:style style:name="T1" style:family="text">
      <style:text-properties fo:font-weight="normal" officeooo:rsid="0013f2a7" style:font-weight-asian="normal" style:font-weight-complex="normal"/>
    </style:style>
    <style:style style:name="T2" style:family="text">
      <style:text-properties fo:font-weight="normal" officeooo:rsid="0017273a" style:font-weight-asian="normal" style:font-weight-complex="normal"/>
    </style:style>
    <style:style style:name="T3" style:family="text">
      <style:text-properties fo:font-weight="normal" officeooo:rsid="0030cb79" style:font-weight-asian="normal" style:font-weight-complex="normal"/>
    </style:style>
    <style:style style:name="T4" style:family="text">
      <style:text-properties fo:font-weight="normal" officeooo:rsid="003e3b80" style:font-weight-asian="normal" style:font-weight-complex="normal"/>
    </style:style>
    <style:style style:name="T5" style:family="text">
      <style:text-properties fo:font-size="11pt" fo:font-weight="normal" officeooo:rsid="0017273a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025e9d5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2b312a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02c2111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03378a1" style:font-size-asian="11pt" style:font-weight-asian="normal" style:font-size-complex="11pt" style:font-weight-complex="normal"/>
    </style:style>
    <style:style style:name="T10" style:family="text">
      <style:text-properties fo:font-size="11pt" fo:font-weight="normal" officeooo:rsid="003e3b80" style:font-size-asian="11pt" style:font-weight-asian="normal" style:font-size-complex="11pt" style:font-weight-complex="normal"/>
    </style:style>
    <style:style style:name="T11" style:family="text">
      <style:text-properties fo:font-size="11pt" fo:font-style="normal" fo:font-weight="normal" officeooo:rsid="0017273a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size="11pt" fo:font-style="normal" fo:font-weight="normal" officeooo:rsid="00287c35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weight="bold" officeooo:rsid="0013f2a7" style:font-weight-asian="bold" style:font-weight-complex="bold"/>
    </style:style>
    <style:style style:name="T14" style:family="text">
      <style:text-properties fo:font-weight="bold" officeooo:rsid="0025e9d5" style:font-weight-asian="bold" style:font-weight-complex="bold"/>
    </style:style>
    <style:style style:name="T15" style:family="text">
      <style:text-properties fo:font-weight="bold" officeooo:rsid="0030cb79" style:font-weight-asian="bold" style:font-weight-complex="bold"/>
    </style:style>
    <style:style style:name="T16" style:family="text">
      <style:text-properties fo:font-weight="bold" officeooo:rsid="003e3b80" style:font-weight-asian="bold" style:font-weight-complex="bold"/>
    </style:style>
    <style:style style:name="T17" style:family="text">
      <style:text-properties officeooo:rsid="0028fe55"/>
    </style:style>
    <style:style style:name="T18" style:family="text">
      <style:text-properties officeooo:rsid="002a7cd0"/>
    </style:style>
    <style:style style:name="T19" style:family="text">
      <style:text-properties officeooo:rsid="002c2111"/>
    </style:style>
    <style:style style:name="T20" style:family="text">
      <style:text-properties officeooo:rsid="00352b35"/>
    </style:style>
    <style:style style:name="T21" style:family="text">
      <style:text-properties officeooo:rsid="0036326c"/>
    </style:style>
    <style:style style:name="T22" style:family="text">
      <style:text-properties officeooo:rsid="00495820"/>
    </style:style>
    <style:style style:name="T23" style:family="text">
      <style:text-properties officeooo:rsid="004d2108"/>
    </style:style>
    <style:style style:name="T24" style:family="text">
      <style:text-properties officeooo:rsid="004dbd40"/>
    </style:style>
    <style:style style:name="T25" style:family="text">
      <style:text-properties officeooo:rsid="004f6342"/>
    </style:style>
    <style:style style:name="T26" style:family="text">
      <style:text-properties officeooo:rsid="0055c264"/>
    </style:style>
    <style:style style:name="T27" style:family="text">
      <style:text-properties officeooo:rsid="005ba903"/>
    </style:style>
    <style:style style:name="T28" style:family="text">
      <style:text-properties officeooo:rsid="005c251f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in" fo:end-indent="0in"/>
          <style:column style:rel-width="2174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Vishnu Vasan Nehru</text:h>
      <text:p text:style-name="P10"><text:span text:style-name="T17">B10,New Housing Unit,</text:span><text:line-break/><text:span text:style-name="T17">Mannargudi,</text:span></text:p>
      <text:p text:style-name="P11">Thiruvarur(D.T)</text:p>
      <text:p text:style-name="P11">TamilNadu,</text:p>
      <text:p text:style-name="P11">India-614001</text:p>
      <text:p text:style-name="P8"/>
      <text:p text:style-name="P9">(<text:span text:style-name="T18">+91</text:span>) <text:span text:style-name="T18">74113-67797</text:span><text:line-break/><text:span text:style-name="T18">vishnuvasan@zoho.com</text:span></text:p>
      <text:h text:style-name="P24" text:outline-level="3">Education</text:h>
      <text:p text:style-name="P5"><text:span text:style-name="T14">Bachelor of Engineering (Electronics &amp; Communication Engg)</text:span><text:span text:style-name="T13"><text:line-break/></text:span><text:span text:style-name="T6">Anna University</text:span><text:span text:style-name="T5">,</text:span><text:span text:style-name="T7">Chennai</text:span><text:span text:style-name="T5"> May 20</text:span><text:span text:style-name="T6">08</text:span><text:span text:style-name="T5"><text:line-break/></text:span><text:span text:style-name="T11">Cumulative GPA: </text:span><text:span text:style-name="T12">7.7</text:span></text:p>
      <text:h text:style-name="P25" text:outline-level="3">Experience</text:h>
      <text:section text:style-name="Sect1" text:name="Section1">
        <text:p text:style-name="P4"><text:span text:style-name="T19">Specialist Grade I<text:line-break/></text:span><text:span text:style-name="T8">Mercedes Benz Research and Development India,Bangalore,</text:span><text:span text:style-name="T9">India</text:span></text:p>
        <text:p text:style-name="P3"><text:span text:style-name="T19">Sep</text:span> 2013 – <text:span text:style-name="T19">Till Date</text:span> </text:p>
      </text:section>
      <text:list xml:id="list7052715261066128678" text:style-name="L1">
        <text:list-item>
          <text:p text:style-name="P16">Development/<text:span text:style-name="T23">Testing</text:span> of Test Scripts for <text:span text:style-name="T21">Engine </text:span>ECU Function<text:span text:style-name="T24">s</text:span> <text:s/>in Provetech:TA for dSpace HiL Environment</text:p>
        </text:list-item>
      </text:list>
      <text:section text:style-name="Sect1" text:name="Section2">
        <text:p text:style-name="P6"><text:span text:style-name="T15">Senior Software Engineer<text:line-break/></text:span><text:span text:style-name="T9">Robert Bosch Engineering and Business Solutions,Coimbatore,India</text:span></text:p>
        <text:p text:style-name="P1"><text:span text:style-name="T3">Feb</text:span><text:span text:style-name="T1"> 201</text:span><text:span text:style-name="T2">1 </text:span><text:span text:style-name="T1">– </text:span><text:span text:style-name="T3">Sep </text:span><text:span text:style-name="T1">201</text:span><text:span text:style-name="T2">3</text:span><text:span text:style-name="T1"> </text:span></text:p>
      </text:section>
      <text:list xml:id="list215431282828600" text:continue-numbering="true" text:style-name="L1">
        <text:list-item>
          <text:p text:style-name="P17"><text:span text:style-name="T20">Development of Engine ECU Functions using ASCET </text:span></text:p>
        </text:list-item>
        <text:list-item>
          <text:p text:style-name="P18">Data to Model Tool Development and Various Automation Activities</text:p>
        </text:list-item>
      </text:list>
      <text:section text:style-name="Sect1" text:name="Section4">
        <text:p text:style-name="P7"><text:span text:style-name="T16">Graduate Engineer Trainee<text:line-break/></text:span><text:span text:style-name="T10">Automotive Infotronics ( A Joint Venture between Continental AG &amp; Ashok Leyland ),Chennai</text:span></text:p>
        <text:p text:style-name="P2"><text:span text:style-name="T4">Mar</text:span><text:span text:style-name="T1"> 201</text:span><text:span text:style-name="T4">0</text:span><text:span text:style-name="T2"> </text:span><text:span text:style-name="T1">– </text:span><text:span text:style-name="T4">Feb</text:span><text:span text:style-name="T3"> </text:span><text:span text:style-name="T1">201</text:span><text:span text:style-name="T4">1</text:span><text:span text:style-name="T1"> </text:span></text:p>
      </text:section>
      <text:list xml:id="list215431307660750" text:continue-numbering="true" text:style-name="L1">
        <text:list-item>
          <text:p text:style-name="P13">Application Layer Development for Intelligent Tire System Display in LogiCAD and Black Box Testing of BCU</text:p>
          <text:p text:style-name="P12"/>
        </text:list-item>
      </text:list>
      <text:h text:style-name="P26" text:outline-level="3">Skills</text:h>
      <text:list xml:id="list6524928516425621677" text:style-name="L2">
        <text:list-item>
          <text:p text:style-name="P19">ECU Function Modeling,Code Development, Tool Development, Test <text:span text:style-name="T27">S</text:span>cript Development and <text:span text:style-name="T25">Automation </text:span>Testing</text:p>
        </text:list-item>
        <text:list-item>
          <text:p text:style-name="P20">Functions Tested- Sensor Diagnostics , Torque Coordination, BCU and IC Integration</text:p>
        </text:list-item>
        <text:list-item>
          <text:p text:style-name="P20">Functions Developed- OFBD Actuator Tests, AUTOSAR Adapter Functionalities , <text:span text:style-name="T26">ITS Tire Configuration , IC POST</text:span></text:p>
        </text:list-item>
        <text:list-item>
          <text:p text:style-name="P21">Modeling Tools – ASCET, LogiCAD, MATLAB <text:span text:style-name="T22">( Simulink &amp; StateFlow )</text:span></text:p>
        </text:list-item>
        <text:list-item>
          <text:p text:style-name="P22">Languages – C, Embedded C, Perl, Python, VBA</text:p>
        </text:list-item>
        <text:list-item>
          <text:p text:style-name="P23">Tools – ProveTech:TA , <text:span text:style-name="T28">INCA, CANap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>
          <style:column style:rel-width="3456*" fo:start-indent="0in" fo:end-indent="0in"/>
          <style:column style:rel-width="651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0:39:41.794305645</meta:creation-date>
    <meta:editing-duration>PT1H10M49S</meta:editing-duration>
    <meta:editing-cycles>54</meta:editing-cycles>
    <meta:generator>LibreOffice/5.0.0.5$Linux_X86_64 LibreOffice_project/00$Build-5</meta:generator>
    <dc:title>Resume</dc:title>
    <meta:initial-creator>Inglourious </meta:initial-creator>
    <dc:date>2015-12-15T21:54:29.459685494</dc:date>
    <dc:creator>Inglourious </dc:creator>
    <meta:document-statistic meta:table-count="0" meta:image-count="0" meta:object-count="0" meta:page-count="1" meta:paragraph-count="27" meta:word-count="193" meta:character-count="1375" meta:non-whitespace-character-count="1208"/>
    <meta:template xlink:type="simple" xlink:actuate="onRequest" xlink:title="Resume" xlink:href="../../../../usr/lib64/libreoffice/share/template/common/personal/Resume1page.ott" meta:date="2015-12-15T20:39:41.718971009"/>
  </office:meta>
</office:document-meta>
</file>